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roolsEndpoint.setDefaultTargetURI( String defaultTarget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oolsEndpoint.setGlobals( Map &lt; String , Object &gt; 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oolsEndpoint.getDefaultTar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oolsEndpoint.getCorrelationId( MessageExchange 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roolsEndpoint.getDefaultTarget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oolsEndpoint.getRuleBase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oolsEndpoint.setDefaultTargetService( QName defaultTarget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oolsEndpoint.handleConsumerExchange( MessageExchange exchan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roolsEndpoint.getAssertedObjec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oolsEndpoint.Drools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oolsEndpoint.setRuleBaseURL( URL ruleBase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oolsEndpoint.getRuleBase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oolsEndpoint.setRuleBaseResource( Resource ruleBase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oolsEndpoint.setAssertedObjects( List &lt; Object &gt; assertedOb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oolsEndpoint.star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roolsEndpoint.remove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roolsEndpoint.getRuleB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oolsEndpoint.handleProviderExchange( MessageExchange 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roolsEndpoint.setNamespaceContext( NamespaceContext namespace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oolsEndpoint.valida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roolsEndpoint.getNamespac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oolsEndpoint.drools( MessageExchange exchan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roolsEndpoint.send( MessageExchange 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roolsEndpoint.process( MessageExchange 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roolsEndpoint.setRuleBase( RuleBase ruleB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oolsEndpoint.DroolsEndpoint( ServiceUnit su , QName service , String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oolsEndpoint.getGlob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oolsEndpoint.DroolsEndpoint( DefaultComponent component , Service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oolsEndpoint.getDefaultRouteURI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roolsEndpoint.startDroolsExecutionContext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